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fill-color="#66ff99" draw:textarea-horizontal-align="justify" draw:textarea-vertical-align="middle" draw:auto-grow-height="false" fo:min-height="0.438cm" fo:min-width="2.22cm"/>
    </style:style>
    <style:style style:name="gr5" style:family="graphic" style:parent-style-name="standard">
      <style:graphic-properties draw:fill-color="#ff9999" draw:textarea-horizontal-align="justify" draw:textarea-vertical-align="middle" draw:auto-grow-height="false" fo:min-height="0.438cm" fo:min-width="3.197cm"/>
    </style:style>
    <style:style style:name="gr6" style:family="graphic" style:parent-style-name="standard">
      <style:graphic-properties draw:textarea-horizontal-align="justify" draw:textarea-vertical-align="middle" draw:auto-grow-height="false" fo:min-height="2.417cm" fo:min-width="3.818cm"/>
    </style:style>
    <style:style style:name="gr7" style:family="graphic" style:parent-style-name="standard">
      <style:graphic-properties draw:fill-color="#83caff" draw:textarea-horizontal-align="justify" draw:textarea-vertical-align="middle" draw:auto-grow-height="false" fo:min-height="1.097cm" fo:min-width="1.206cm"/>
    </style:style>
    <style:style style:name="gr8" style:family="graphic" style:parent-style-name="standard">
      <style:graphic-properties draw:stroke="solid" draw:stroke-dash="Ultrafine_20_2_20_Dots_20_3_20_Dashes" svg:stroke-color="#000000" draw:fill="none" draw:fill-color="#ffffff" fo:min-height="2.29cm"/>
    </style:style>
    <style:style style:name="gr9" style:family="graphic" style:parent-style-name="standard">
      <style:graphic-properties draw:textarea-horizontal-align="justify" draw:textarea-vertical-align="middle" draw:auto-grow-height="false" fo:min-height="1.195cm" fo:min-width="0.644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66ff99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4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272cm" svg:y1="2.639cm" svg:x2="3.177cm" svg:y2="2.639cm" draw:start-shape="id1" draw:start-glue-point="6" draw:end-shape="id2" draw:end-glue-point="10" svg:d="M4272 2639h-1095" svg:viewBox="0 0 1096 1">
          <text:p/>
        </draw:connector>
        <draw:custom-shape draw:style-name="gr1" draw:text-style-name="P2" xml:id="id3" draw:id="id3" draw:layer="layout" svg:width="1.905cm" svg:height="1.905cm" svg:x="16.272cm" svg:y="1.68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272cm" svg:y1="2.639cm" svg:x2="6.177cm" svg:y2="2.639cm" draw:start-shape="id3" draw:start-glue-point="6" draw:end-shape="id1" draw:end-glue-point="10" svg:d="M16272 2639h-10095" svg:viewBox="0 0 10096 1">
          <text:p/>
        </draw:connector>
        <draw:custom-shape draw:style-name="gr1" draw:text-style-name="P2" xml:id="id5" draw:id="id5" draw:layer="layout" svg:width="1.905cm" svg:height="1.905cm" svg:x="7.272cm" svg:y="3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905cm" svg:height="1.905cm" svg:x="10.272cm" svg:y="3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272cm" svg:y1="4.639cm" svg:x2="9.177cm" svg:y2="4.639cm" draw:start-shape="id4" draw:start-glue-point="6" draw:end-shape="id5" draw:end-glue-point="10" svg:d="M10272 4639h-1095" svg:viewBox="0 0 1096 1">
          <text:p/>
        </draw:connector>
        <draw:connector draw:style-name="gr2" draw:text-style-name="P3" draw:layer="layout" draw:type="curve" svg:x1="7.272cm" svg:y1="4.639cm" svg:x2="6.177cm" svg:y2="2.639cm" draw:start-shape="id5" draw:start-glue-point="6" draw:end-shape="id1" draw:end-glue-point="10" svg:d="M7272 4639c-822 0-275-2000-1095-2000" svg:viewBox="0 0 1096 2001">
          <text:p/>
        </draw:connector>
        <draw:frame draw:style-name="gr3" draw:text-style-name="P4" draw:layer="layout" svg:width="6.604cm" svg:height="1.27cm" svg:x="6.08cm" svg:y="5.826cm">
          <draw:text-box>
            <text:p><text:span text:style-name="T1">git rebase -i master</text:span></text:p>
          </draw:text-box>
        </draw:frame>
        <draw:custom-shape draw:style-name="gr4" draw:text-style-name="P5" draw:layer="layout" svg:width="2.794cm" svg:height="0.762cm" svg:x="17.574cm" svg:y="1.381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1.905cm" svg:height="1.905cm" svg:x="13.272cm" svg:y="3.6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771cm" svg:height="0.762cm" svg:x="14.63cm" svg:y="5.076cm">
          <text:p text:style-name="P1">*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3.272cm" svg:y1="4.639cm" svg:x2="12.177cm" svg:y2="4.639cm" draw:start-shape="id6" draw:start-glue-point="6" draw:end-shape="id4" draw:end-glue-point="10" svg:d="M13272 4639h-1095" svg:viewBox="0 0 1096 1">
          <text:p/>
        </draw:connector>
        <draw:custom-shape draw:style-name="gr6" draw:text-style-name="P1" draw:layer="layout" svg:width="8.636cm" svg:height="3.048cm" svg:x="4.683cm" svg:y="6.8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xml:id="id8" draw:id="id8" draw:layer="layout" svg:width="1.905cm" svg:height="1.905cm" svg:x="1.272cm" svg:y="9.98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905cm" svg:height="1.905cm" svg:x="4.272cm" svg:y="9.987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4.272cm" svg:y1="10.94cm" svg:x2="3.177cm" svg:y2="10.94cm" draw:start-shape="id7" draw:start-glue-point="6" draw:end-shape="id8" draw:end-glue-point="10" svg:d="M4272 10940h-1095" svg:viewBox="0 0 1096 1">
          <text:p/>
        </draw:connector>
        <draw:custom-shape draw:style-name="gr1" draw:text-style-name="P2" xml:id="id9" draw:id="id9" draw:layer="layout" svg:width="1.905cm" svg:height="1.905cm" svg:x="16.272cm" svg:y="9.98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6.272cm" svg:y1="10.94cm" svg:x2="6.177cm" svg:y2="10.94cm" draw:start-shape="id9" draw:start-glue-point="6" draw:end-shape="id7" draw:end-glue-point="10" svg:d="M16272 10940h-10095" svg:viewBox="0 0 10096 1">
          <text:p/>
        </draw:connector>
        <draw:custom-shape draw:style-name="gr1" draw:text-style-name="P2" xml:id="id11" draw:id="id11" draw:layer="layout" svg:width="1.905cm" svg:height="1.905cm" svg:x="7.272cm" svg:y="11.987cm">
          <text:p text:style-name="P1">E<text:span text:style-name="T1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" draw:id="id10" draw:layer="layout" svg:width="2.412cm" svg:height="1.905cm" svg:x="10.272cm" svg:y="11.987cm">
          <text:p text:style-name="P1">(C&amp;D)<text:span text:style-name="T1">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272cm" svg:y1="12.94cm" svg:x2="9.177cm" svg:y2="12.94cm" draw:start-shape="id10" draw:start-glue-point="6" draw:end-shape="id11" draw:end-glue-point="10" svg:d="M10272 12940h-1095" svg:viewBox="0 0 1096 1">
          <text:p/>
        </draw:connector>
        <draw:connector draw:style-name="gr2" draw:text-style-name="P3" draw:layer="layout" draw:type="curve" svg:x1="7.272cm" svg:y1="12.94cm" svg:x2="6.177cm" svg:y2="10.94cm" draw:start-shape="id11" draw:start-glue-point="6" draw:end-shape="id7" draw:end-glue-point="10" svg:d="M7272 12940c-822 0-275-2000-1095-2000" svg:viewBox="0 0 1096 2001">
          <text:p/>
        </draw:connector>
        <draw:custom-shape draw:style-name="gr4" draw:text-style-name="P5" draw:layer="layout" svg:width="2.794cm" svg:height="0.762cm" svg:x="17.574cm" svg:y="9.682cm">
          <text:p text:style-name="P1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771cm" svg:height="0.762cm" svg:x="11.641cm" svg:y="13.365cm">
          <text:p text:style-name="P1">*fix/bug-12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7" draw:layer="layout" svg:width="7.256cm" svg:height="2.54cm" svg:x="21.303cm" svg:y="6.207cm">
          <draw:text-box>
            <text:p>pick C work on C</text:p>
            <text:p>pick D work on D</text:p>
            <text:p>pick E work on E</text:p>
          </draw:text-box>
        </draw:frame>
        <draw:frame draw:style-name="gr8" draw:text-style-name="P7" draw:layer="layout" svg:width="7.255cm" svg:height="2.54cm" svg:x="21.304cm" svg:y="11.207cm">
          <draw:text-box>
            <text:p>pick E work on E</text:p>
            <text:p>reword C work on C&amp;D</text:p>
            <text:p>fixup D work on D</text:p>
          </draw:text-box>
        </draw:frame>
        <draw:custom-shape draw:style-name="gr9" draw:text-style-name="P1" draw:layer="layout" svg:width="2.286cm" svg:height="1.651cm" svg:x="23.987cm" svg:y="9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30T22:20:24.471968353</dc:date>
    <meta:editing-duration>PT40M43S</meta:editing-duration>
    <meta:editing-cycles>14</meta:editing-cycles>
    <meta:generator>LibreOffice/5.1.6.2$Linux_X86_64 LibreOffice_project/10m0$Build-2</meta:generator>
    <meta:document-statistic meta:object-count="29"/>
  </office:meta>
</office:document-meta>
</file>